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WiFi.h&gt;</text:p>
      <text:p text:style-name="Standard">#include &lt;esp_now.h&gt;</text:p>
      <text:p text:style-name="Standard"/>
      <text:p text:style-name="Standard">// Receiver MAC address (updated with the provided MAC address)</text:p>
      <text:p text:style-name="Standard">uint8_t receiverMAC[] = { 0xF4, 0x65, 0x0B, 0x4A, 0x42, 0x48 };</text:p>
      <text:p text:style-name="Standard"/>
      <text:p text:style-name="Standard">void setup() {</text:p>
      <text:p text:style-name="Standard"><text:s text:c="2"/>Serial.begin(115200);</text:p>
      <text:p text:style-name="Standard"/>
      <text:p text:style-name="Standard"><text:s text:c="2"/>// Initialize Wi-Fi</text:p>
      <text:p text:style-name="Standard"><text:s text:c="2"/>WiFi.mode(WIFI_STA);</text:p>
      <text:p text:style-name="Standard"/>
      <text:p text:style-name="Standard"><text:s text:c="2"/>// Initialize ESP-NOW</text:p>
      <text:p text:style-name="Standard"><text:s text:c="2"/>if (esp_now_init() != ESP_OK) {</text:p>
      <text:p text:style-name="Standard"><text:s text:c="4"/>Serial.println("Error initializing ESP-NOW");</text:p>
      <text:p text:style-name="Standard"><text:s text:c="4"/>return;</text:p>
      <text:p text:style-name="Standard"><text:s text:c="2"/>}</text:p>
      <text:p text:style-name="Standard"/>
      <text:p text:style-name="Standard"><text:s text:c="2"/>// Add the receiver device to the peer list</text:p>
      <text:p text:style-name="Standard"><text:s text:c="2"/>esp_now_peer_info_t peerInfo;</text:p>
      <text:p text:style-name="Standard"><text:s text:c="2"/>memcpy(peerInfo.peer_addr, receiverMAC, 6);</text:p>
      <text:p text:style-name="Standard"><text:s text:c="2"/>peerInfo.channel = 0; <text:s/>// Use the current channel</text:p>
      <text:p text:style-name="Standard"><text:s text:c="2"/>peerInfo.encrypt = false;</text:p>
      <text:p text:style-name="Standard"/>
      <text:p text:style-name="Standard"><text:s text:c="2"/>if (esp_now_add_peer(&amp;peerInfo) != ESP_OK) {</text:p>
      <text:p text:style-name="Standard"><text:s text:c="4"/>Serial.println("Failed to add peer");</text:p>
      <text:p text:style-name="Standard"><text:s text:c="4"/>return;</text:p>
      <text:p text:style-name="Standard"><text:s text:c="2"/>}</text:p>
      <text:p text:style-name="Standard"/>
      <text:p text:style-name="Standard"><text:s text:c="2"/>Serial.println("Sender is ready.");</text:p>
      <text:p text:style-name="Standard">}</text:p>
      <text:p text:style-name="Standard"/>
      <text:p text:style-name="Standard">void loop() {</text:p>
      <text:p text:style-name="Standard"><text:s text:c="2"/>const char *message = "Hello from Sender!"; // Message to send</text:p>
      <text:p text:style-name="Standard"/>
      <text:p text:style-name="Standard"><text:s text:c="2"/>// Send the message to the receiver</text:p>
      <text:p text:style-name="Standard"><text:s text:c="2"/>esp_err_t result = esp_now_send(receiverMAC, (uint8_t *)message, strlen(message));</text:p>
      <text:p text:style-name="Standard"/>
      <text:p text:style-name="Standard"><text:s text:c="2"/>if (result == ESP_OK) {</text:p>
      <text:p text:style-name="Standard"><text:s text:c="4"/>Serial.println("Message sent successfully");</text:p>
      <text:p text:style-name="Standard"><text:s text:c="2"/>} else {</text:p>
      <text:p text:style-name="Standard"><text:s text:c="4"/>Serial.println("Error sending message");</text:p>
      <text:p text:style-name="Standard"><text:s text:c="2"/>}</text:p>
      <text:p text:style-name="Standard"/>
      <text:p text:style-name="Standard"><text:s text:c="2"/>delay(2000); // Wait for 2 seconds before sending the next message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3:36:21.011257308</meta:creation-date>
    <dc:date>2025-04-18T13:36:37.581260079</dc:date>
    <meta:editing-duration>PT17S</meta:editing-duration>
    <meta:editing-cycles>1</meta:editing-cycles>
    <meta:document-statistic meta:table-count="0" meta:image-count="0" meta:object-count="0" meta:page-count="1" meta:paragraph-count="35" meta:word-count="141" meta:character-count="1097" meta:non-whitespace-character-count="924"/>
    <meta:generator>LibreOffice/7.3.7.2$Linux_X86_64 LibreOffice_project/30$Build-2</meta:generator>
  </office:meta>
</office:document-meta>
</file>